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10000002809E1A33661FF8799.png" manifest:media-type="image/png"/>
  <manifest:file-entry manifest:full-path="Pictures/10000000000002800000002B442FE7B5457C63D5.png" manifest:media-type="image/png"/>
  <manifest:file-entry manifest:full-path="Pictures/100000000000045C0000007C0C58D8359FFE64B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dobe Fan Heiti Std B" svg:font-family="'Adobe Fan Heiti Std B'"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Noto Sans Cond" svg:font-family="'Noto Sans Con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normal" officeooo:rsid="000baba9" officeooo:paragraph-rsid="000baba9" style:font-size-asian="14pt" style:font-weight-asian="normal" style:font-size-complex="16pt" style:font-weight-complex="normal"/>
    </style:style>
    <style:style style:name="P2" style:family="paragraph" style:parent-style-name="Standard">
      <style:paragraph-properties fo:text-align="start" style:justify-single-word="false"/>
      <style:text-properties fo:font-size="16pt" fo:font-weight="normal" officeooo:rsid="000becb3" officeooo:paragraph-rsid="000becb3" style:font-size-asian="14pt" style:font-weight-asian="normal" style:font-size-complex="16pt" style:font-weight-complex="normal"/>
    </style:style>
    <style:style style:name="P3" style:family="paragraph" style:parent-style-name="Standard">
      <style:paragraph-properties fo:text-align="start" style:justify-single-word="false"/>
      <style:text-properties fo:font-size="16pt" fo:font-weight="normal" officeooo:rsid="000c0419" officeooo:paragraph-rsid="000c0419" style:font-size-asian="14pt" style:font-weight-asian="normal" style:font-size-complex="16pt" style:font-weight-complex="normal"/>
    </style:style>
    <style:style style:name="P4" style:family="paragraph" style:parent-style-name="Standard">
      <style:paragraph-properties fo:text-align="start" style:justify-single-word="false"/>
      <style:text-properties fo:font-size="16pt" fo:font-weight="normal" officeooo:rsid="000dcd95" officeooo:paragraph-rsid="000dcd95"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font-size="16pt" fo:font-weight="normal" officeooo:rsid="000e15b3" officeooo:paragraph-rsid="000e15b3"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font-size="16pt" fo:font-weight="normal" officeooo:rsid="000fe8e1" officeooo:paragraph-rsid="000fe8e1" style:font-size-asian="14pt" style:font-weight-asian="normal" style:font-size-complex="16pt" style:font-weight-complex="normal"/>
    </style:style>
    <style:style style:name="P7" style:family="paragraph" style:parent-style-name="Standard">
      <style:paragraph-properties fo:text-align="center" style:justify-single-word="false"/>
      <style:text-properties fo:font-size="16pt" fo:font-weight="normal" officeooo:rsid="000fe8e1" officeooo:paragraph-rsid="000fe8e1" style:font-size-asian="14pt" style:font-weight-asian="normal" style:font-size-complex="16pt" style:font-weight-complex="normal"/>
    </style:style>
    <style:style style:name="P8" style:family="paragraph" style:parent-style-name="Standard">
      <style:paragraph-properties fo:text-align="start" style:justify-single-word="false"/>
      <style:text-properties fo:font-size="16pt" fo:font-weight="normal" officeooo:rsid="000fe8e1" officeooo:paragraph-rsid="000fe8e1" style:font-size-asian="16pt" style:font-weight-asian="normal" style:font-size-complex="16pt" style:font-weight-complex="normal"/>
    </style:style>
    <style:style style:name="P9" style:family="paragraph" style:parent-style-name="Standard">
      <style:paragraph-properties fo:text-align="center" style:justify-single-word="false"/>
      <style:text-properties fo:font-size="16pt" fo:font-weight="normal" officeooo:rsid="0011551b" officeooo:paragraph-rsid="0011551b"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fo:font-size="16pt" officeooo:rsid="0008a6dc" officeooo:paragraph-rsid="0008a6dc" style:font-size-asian="14pt" style:font-size-complex="16pt"/>
    </style:style>
    <style:style style:name="P11" style:family="paragraph" style:parent-style-name="Standard">
      <style:paragraph-properties fo:text-align="start" style:justify-single-word="false"/>
      <style:text-properties fo:font-size="16pt" officeooo:rsid="00099511" officeooo:paragraph-rsid="00099511" style:font-size-asian="14pt" style:font-size-complex="16pt"/>
    </style:style>
    <style:style style:name="P12" style:family="paragraph" style:parent-style-name="Standard">
      <style:paragraph-properties fo:text-align="start" style:justify-single-word="false"/>
      <style:text-properties fo:font-size="16pt" officeooo:rsid="000baba9" officeooo:paragraph-rsid="000baba9" style:font-size-asian="14pt" style:font-size-complex="16pt"/>
    </style:style>
    <style:style style:name="P13" style:family="paragraph" style:parent-style-name="Standard">
      <style:paragraph-properties fo:text-align="start" style:justify-single-word="false"/>
      <style:text-properties fo:font-size="20pt" officeooo:rsid="000baba9" officeooo:paragraph-rsid="000baba9" style:font-size-asian="17.5pt" style:font-size-complex="20pt"/>
    </style:style>
    <style:style style:name="P14" style:family="paragraph" style:parent-style-name="Standard">
      <style:paragraph-properties fo:text-align="start" style:justify-single-word="false"/>
      <style:text-properties fo:font-size="20pt" fo:font-weight="bold" officeooo:rsid="000baba9" officeooo:paragraph-rsid="000baba9" style:font-size-asian="17.5pt" style:font-weight-asian="bold" style:font-size-complex="20pt" style:font-weight-complex="bold"/>
    </style:style>
    <style:style style:name="P15" style:family="paragraph" style:parent-style-name="Standard">
      <style:paragraph-properties fo:text-align="start" style:justify-single-word="false"/>
      <style:text-properties fo:font-size="20pt" fo:font-weight="bold" officeooo:rsid="000dcd95" officeooo:paragraph-rsid="000dcd95" style:font-size-asian="17.5pt" style:font-weight-asian="bold" style:font-size-complex="20pt" style:font-weight-complex="bold"/>
    </style:style>
    <style:style style:name="P16" style:family="paragraph" style:parent-style-name="Standard">
      <style:paragraph-properties fo:text-align="start" style:justify-single-word="false"/>
      <style:text-properties fo:font-size="20pt" fo:font-weight="bold" officeooo:rsid="0012f435" officeooo:paragraph-rsid="0012f435" style:font-size-asian="17.5pt" style:font-weight-asian="bold" style:font-size-complex="20pt" style:font-weight-complex="bold"/>
    </style:style>
    <style:style style:name="P17" style:family="paragraph" style:parent-style-name="Standard">
      <style:paragraph-properties fo:text-align="center" style:justify-single-word="false"/>
      <style:text-properties style:font-name="Times New Roman" fo:font-size="24pt" fo:font-weight="bold" officeooo:rsid="00079d29" officeooo:paragraph-rsid="00079d29" style:font-size-asian="24pt" style:font-weight-asian="bold" style:font-size-complex="24pt" style:font-weight-complex="bold"/>
    </style:style>
    <style:style style:name="P18" style:family="paragraph" style:parent-style-name="Standard">
      <style:paragraph-properties fo:text-align="start" style:justify-single-word="false"/>
      <style:text-properties style:font-name="Times New Roman" fo:font-size="16pt" fo:font-weight="normal" officeooo:rsid="00079d29" officeooo:paragraph-rsid="00079d29" style:font-size-asian="14pt" style:font-weight-asian="normal" style:font-size-complex="16pt" style:font-weight-complex="normal"/>
    </style:style>
    <style:style style:name="P19" style:family="paragraph" style:parent-style-name="Standard">
      <style:paragraph-properties fo:text-align="start" style:justify-single-word="false"/>
      <style:text-properties style:font-name="Times New Roman" fo:font-size="16pt" fo:font-weight="normal" officeooo:rsid="000c0419" officeooo:paragraph-rsid="000c0419" style:font-size-asian="14pt" style:font-weight-asian="normal" style:font-size-complex="16pt" style:font-weight-complex="normal"/>
    </style:style>
    <style:style style:name="P20" style:family="paragraph" style:parent-style-name="Standard">
      <style:paragraph-properties fo:text-align="start" style:justify-single-word="false"/>
      <style:text-properties style:font-name="Times New Roman" fo:font-size="16pt" fo:font-weight="normal" officeooo:rsid="0012f435" officeooo:paragraph-rsid="00079d29" style:font-size-asian="14pt" style:font-weight-asian="normal" style:font-size-complex="16pt" style:font-weight-complex="normal"/>
    </style:style>
    <style:style style:name="P21" style:family="paragraph" style:parent-style-name="Standard">
      <style:paragraph-properties fo:text-align="start" style:justify-single-word="false"/>
      <style:text-properties style:font-name="Times New Roman" fo:font-size="20pt" fo:font-weight="bold" officeooo:rsid="001207ce" officeooo:paragraph-rsid="001207ce" style:font-size-asian="17.5pt" style:font-weight-asian="bold" style:font-size-complex="20pt" style:font-weight-complex="bold"/>
    </style:style>
    <style:style style:name="P22" style:family="paragraph" style:parent-style-name="Standard">
      <style:paragraph-properties fo:text-align="start" style:justify-single-word="false"/>
      <style:text-properties officeooo:paragraph-rsid="00079d29"/>
    </style:style>
    <style:style style:name="P23" style:family="paragraph" style:parent-style-name="Standard">
      <style:paragraph-properties fo:text-align="start" style:justify-single-word="false"/>
      <style:text-properties officeooo:paragraph-rsid="00099511"/>
    </style:style>
    <style:style style:name="P24" style:family="paragraph" style:parent-style-name="Standard">
      <style:paragraph-properties fo:text-align="start" style:justify-single-word="false"/>
      <style:text-properties officeooo:paragraph-rsid="001207ce"/>
    </style:style>
    <style:style style:name="P25" style:family="paragraph" style:parent-style-name="Standard">
      <style:paragraph-properties fo:text-align="start" style:justify-single-word="false"/>
      <style:text-properties officeooo:rsid="00099511" officeooo:paragraph-rsid="00099511"/>
    </style:style>
    <style:style style:name="P26" style:family="paragraph" style:parent-style-name="Standard">
      <style:paragraph-properties fo:text-align="start" style:justify-single-word="false"/>
      <style:text-properties officeooo:rsid="000baba9" officeooo:paragraph-rsid="0011551b"/>
    </style:style>
    <style:style style:name="P27" style:family="paragraph" style:parent-style-name="Standard">
      <style:paragraph-properties fo:text-align="start" style:justify-single-word="false"/>
      <style:text-properties fo:font-weight="bold" officeooo:rsid="0011551b" officeooo:paragraph-rsid="000baba9" style:font-weight-asian="bold" style:font-weight-complex="bold"/>
    </style:style>
    <style:style style:name="P28" style:family="paragraph" style:parent-style-name="Standard">
      <style:paragraph-properties fo:text-align="start" style:justify-single-word="false"/>
      <style:text-properties officeooo:rsid="001207ce" officeooo:paragraph-rsid="001207ce"/>
    </style:style>
    <style:style style:name="P29" style:family="paragraph" style:parent-style-name="Standard">
      <style:paragraph-properties fo:text-align="start" style:justify-single-word="false"/>
      <style:text-properties fo:font-size="18pt" fo:font-weight="normal" officeooo:rsid="0012f435" officeooo:paragraph-rsid="0012f435" style:font-size-asian="15.75pt" style:font-weight-asian="normal" style:font-size-complex="18pt" style:font-weight-complex="normal"/>
    </style:style>
    <style:style style:name="T1" style:family="text">
      <style:text-properties style:font-name="Times New Roman"/>
    </style:style>
    <style:style style:name="T2" style:family="text">
      <style:text-properties style:font-name="Times New Roman" fo:font-size="20pt" fo:font-weight="normal" officeooo:rsid="00079d29" style:font-size-asian="17.5pt" style:font-weight-asian="normal" style:font-size-complex="20pt" style:font-weight-complex="normal"/>
    </style:style>
    <style:style style:name="T3" style:family="text">
      <style:text-properties style:font-name="Times New Roman" fo:font-size="20pt" fo:font-weight="normal" officeooo:rsid="0008a6dc" style:font-size-asian="17.5pt" style:font-weight-asian="normal" style:font-size-complex="20pt" style:font-weight-complex="normal"/>
    </style:style>
    <style:style style:name="T4" style:family="text">
      <style:text-properties style:font-name="Times New Roman" fo:font-weight="normal" style:font-weight-asian="normal" style:font-weight-complex="normal"/>
    </style:style>
    <style:style style:name="T5" style:family="text">
      <style:text-properties style:font-name="Times New Roman" fo:font-weight="normal" officeooo:rsid="0008a6dc" style:font-weight-asian="normal" style:font-weight-complex="normal"/>
    </style:style>
    <style:style style:name="T6" style:family="text">
      <style:text-properties style:font-name="Times New Roman" fo:font-weight="normal" officeooo:rsid="000becb3" style:font-weight-asian="normal" style:font-weight-complex="normal"/>
    </style:style>
    <style:style style:name="T7" style:family="text">
      <style:text-properties style:font-name="Times New Roman" fo:font-weight="normal" officeooo:rsid="0011551b" style:font-weight-asian="normal" style:font-weight-complex="normal"/>
    </style:style>
    <style:style style:name="T8" style:family="text">
      <style:text-properties style:font-name="Times New Roman" fo:font-size="16pt" fo:font-weight="normal" style:font-size-asian="14pt" style:font-weight-asian="normal" style:font-size-complex="16pt" style:font-weight-complex="normal"/>
    </style:style>
    <style:style style:name="T9" style:family="text">
      <style:text-properties style:font-name="Times New Roman" fo:font-size="16pt" fo:font-weight="normal" officeooo:rsid="00099511" style:font-size-asian="14pt" style:font-weight-asian="normal" style:font-size-complex="16pt" style:font-weight-complex="normal"/>
    </style:style>
    <style:style style:name="T10" style:family="text">
      <style:text-properties style:font-name="Times New Roman" fo:font-size="16pt" fo:font-weight="normal" officeooo:rsid="000baba9" style:font-size-asian="14pt" style:font-weight-asian="normal" style:font-size-complex="16pt" style:font-weight-complex="normal"/>
    </style:style>
    <style:style style:name="T11" style:family="text">
      <style:text-properties style:font-name="Times New Roman" fo:font-size="16pt" fo:font-weight="normal" officeooo:rsid="000becb3" style:font-size-asian="14pt" style:font-weight-asian="normal" style:font-size-complex="16pt" style:font-weight-complex="normal"/>
    </style:style>
    <style:style style:name="T12" style:family="text">
      <style:text-properties style:font-name="Times New Roman" fo:font-size="16pt" fo:font-weight="normal" officeooo:rsid="001207ce" style:font-size-asian="14pt" style:font-weight-asian="normal" style:font-size-complex="16pt" style:font-weight-complex="normal"/>
    </style:style>
    <style:style style:name="T13" style:family="text">
      <style:text-properties style:font-name="Times New Roman" fo:font-size="16pt" style:font-size-asian="14pt" style:font-size-complex="16pt"/>
    </style:style>
    <style:style style:name="T14" style:family="text">
      <style:text-properties style:font-name="Times New Roman" fo:font-weight="bold" style:font-weight-asian="bold" style:font-weight-complex="bold"/>
    </style:style>
    <style:style style:name="T15" style:family="text">
      <style:text-properties style:font-name="Times New Roman" officeooo:rsid="000becb3"/>
    </style:style>
    <style:style style:name="T16" style:family="text">
      <style:text-properties style:font-name="Times New Roman" officeooo:rsid="000c0419"/>
    </style:style>
    <style:style style:name="T17" style:family="text">
      <style:text-properties style:font-name="Times New Roman" officeooo:rsid="000dcd95"/>
    </style:style>
    <style:style style:name="T18" style:family="text">
      <style:text-properties style:font-name="Times New Roman" officeooo:rsid="000e15b3"/>
    </style:style>
    <style:style style:name="T19" style:family="text">
      <style:text-properties style:font-name="Times New Roman" officeooo:rsid="000e6c37"/>
    </style:style>
    <style:style style:name="T20" style:family="text">
      <style:text-properties style:font-name="Times New Roman" fo:font-size="13pt" style:font-size-asian="13pt" style:font-size-complex="13pt"/>
    </style:style>
    <style:style style:name="T21" style:family="text">
      <style:text-properties style:font-name="Times New Roman" officeooo:rsid="0011551b"/>
    </style:style>
    <style:style style:name="T22" style:family="text">
      <style:text-properties officeooo:rsid="000becb3"/>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08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012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Rapport Python Genetique</text:p>
      <text:p text:style-name="P18">Leo Perrat</text:p>
      <text:p text:style-name="P18"/>
      <text:p text:style-name="P20"/>
      <text:p text:style-name="P18"/>
      <text:p text:style-name="P22"><text:span text:style-name="T2">1/</text:span><text:span text:style-name="T3">Présentation du programme</text:span></text:p>
      <text:p text:style-name="P10"><text:span text:style-name="T5"/></text:p>
      <text:p text:style-name="P10"><text:span text:style-name="T4">Dans le programme processing nous avons 3 classes:</text:span></text:p>
      <text:p text:style-name="P10"><text:span text:style-name="T4">_</text:span><text:span text:style-name="T14">Rectangle</text:span><text:span text:style-name="T4"> : représente un rectangle qui sera utilisé comme </text:span><text:span text:style-name="T6">gène</text:span></text:p>
      <text:p text:style-name="P10"><text:span text:style-name="T4"/></text:p>
      <text:p text:style-name="P10"><text:span text:style-name="T4"/></text:p>
      <text:p text:style-name="P10"><text:span text:style-name="T4">_</text:span><text:span text:style-name="T14">Individu</text:span><text:span text:style-name="T4"> : représente un individu qui possède un nombre de </text:span><text:span text:style-name="T6">gènes</text:span><text:span text:style-name="T4"> <text:s/><text:tab/><text:tab/><text:tab/> rectangles</text:span></text:p>
      <text:p text:style-name="P10"><text:span text:style-name="T4"/></text:p>
      <text:p text:style-name="P10"><text:span text:style-name="T4">_</text:span><text:span text:style-name="T14">Nurserie</text:span><text:span text:style-name="T4"> : représente une population d'individus sur laquelle on va <text:tab/><text:tab/><text:tab/> <text:s/></text:span><text:span text:style-name="T6">effectuer</text:span><text:span text:style-name="T4"> les différentes générations successives</text:span></text:p>
      <text:p text:style-name="P10"><text:span text:style-name="T4"/></text:p>
      <text:p text:style-name="P11"><text:span text:style-name="T4">Fonctionnement : </text:span></text:p>
      <text:p text:style-name="P11"><text:span text:style-name="T4">Quand on crée une nurserie elle est vide, on doit ensuite l'initialiser avec un nombre d'individus qui va rester le même pour chaque génération, les individus sont générés procéduralement en fonction des paramètres</text:span><text:span text:style-name="T7"> globaux au début du programme</text:span></text:p>
      <text:p text:style-name="P11"><text:span text:style-name="T4"/></text:p>
      <text:p text:style-name="P23"><text:span text:style-name="T9">C'est aussi le cas pour les individus, on doit les initialiser après leur création ils vont se voir attribuer un nombre de </text:span><text:span text:style-name="T11">gènes</text:span><text:span text:style-name="T9"> générés procéduralement, on peut </text:span><text:span text:style-name="T11">contrôler</text:span><text:span text:style-name="T9"> le nombre de </text:span><text:span text:style-name="T11">gènes</text:span><text:span text:style-name="T9"> donnés à la création.</text:span></text:p>
      <text:p text:style-name="P23"><text:span text:style-name="T9"/></text:p>
      <text:p text:style-name="P25"><text:span text:style-name="T8">Une fois qu'on a initialisé la nurserie, on peut effectuer une nouvelle génération, elle va être créée de la sorte : </text:span></text:p>
      <text:p text:style-name="P25"><text:span text:style-name="T8">On calcule le coût, ou score de chaque individu, </text:span><text:span text:style-name="T11">parmi</text:span><text:span text:style-name="T8"> ces individus on garde les nbCandidates meilleurs (nbCandidates passé en paramètre) et on crée la nouvelle génération en reproduisant les meilleurs candidats entre eux</text:span><text:span text:style-name="T10"> et à chaque reproduction il y a une chance que l'une des 3 mutations se produise</text:span></text:p>
      <text:p text:style-name="P25"><text:span text:style-name="T8"/></text:p>
      <text:p text:style-name="P26"><text:span text:style-name="T8">Chaque individu possède une fonction de coût ou de score, qui est </text:span><text:span text:style-name="T11">similaire</text:span><text:span text:style-name="T8"> à celle qui nous a été fournie, il y a 3 mutations possibles </text:span><text:soft-page-break/><text:span text:style-name="T8">différente : mutationAdd, mutationDelete et mutationAddDelete qui combine les deux</text:span></text:p>
      <text:p text:style-name="P27"><text:span text:style-name="T13"/></text:p>
      <text:p text:style-name="P13"><text:span text:style-name="T4">2/Choix</text:span></text:p>
      <text:p text:style-name="P13"><text:span text:style-name="T4"/></text:p>
      <text:p text:style-name="P14"><text:span text:style-name="T1">Structures de données</text:span></text:p>
      <text:p text:style-name="P12"><text:span text:style-name="T4">La représentation sous forme de classe de Rectangle Individu et Nurserie m'a paru </text:span><text:span text:style-name="T6">évidente</text:span><text:span text:style-name="T4">, car ces concepts sont à la fois liés à des données (une nurserie contient des individus) et à des opérations (on effectue une génération à partir de la génération actuelle de la nurserie)</text:span></text:p>
      <text:p text:style-name="P12"><text:span text:style-name="T4"/></text:p>
      <text:p text:style-name="P12"><text:span text:style-name="T4">La seule exception aurait été pour Rectangle car à part les getters et les setters il n'a aucune </text:span><text:span text:style-name="T6">méthodes</text:span><text:span text:style-name="T4">, mais pour garder une uniformité j'ai </text:span><text:span text:style-name="T6">considéré</text:span><text:span text:style-name="T4"> que c'était mieux</text:span></text:p>
      <text:p text:style-name="P12"><text:span text:style-name="T4"/></text:p>
      <text:p text:style-name="P14"><text:span text:style-name="T1">Aléatoire</text:span></text:p>
      <text:p text:style-name="P1"><text:span text:style-name="T1">Il y a beaucoup d'utilisation de l'aléatoire dans ce projet, mais la fonction random() de processing est assez limité, l'utilisation de </text:span><text:span text:style-name="T15">bibliothèques</text:span><text:span text:style-name="T1"> externes aurait été utile, j'ai été confronté à deux problèmes : </text:span></text:p>
      <text:p text:style-name="P1"><text:span text:style-name="T1"><text:tab/></text:span><text:span text:style-name="T15">_Dans la listes des meilleurs candidats à chaque génération, je veux <text:tab/> <text:s/>sélectionner en priorité les meilleurs (par exemple que le le premier <text:tab/> <text:s/>meilleur ai plus de chance que le second meilleur)</text:span></text:p>
      <text:p text:style-name="P1"><text:span text:style-name="T15"/></text:p>
      <text:p text:style-name="P2"><text:span text:style-name="T1"><text:tab/>_Le pourcentage de chances de mutation défini juste si une mutation <text:tab/> <text:s/>aura lieu ou non, et pas plusieurs</text:span></text:p>
      <text:p text:style-name="P2"><text:span text:style-name="T1"/></text:p>
      <text:p text:style-name="P2"><text:span text:style-name="T1">J'ai donc créé la fonction randomDistribution(distribution,maximum)</text:span></text:p>
      <text:p text:style-name="P2"><text:span text:style-name="T1">qui pourrait se traduire par "combien de fois puis-je tomber sur face d'affilé en tirant à pile ou face" si le paramètre distribution est égal à 0.5, de manière générale, les probabilités sont les suivantes avec</text:span></text:p>
      <text:p text:style-name="P2"><text:span text:style-name="T1">distribution = n :</text:span></text:p>
      <text:p text:style-name="P2"><text:span text:style-name="T1"/></text:p>
      <text:p text:style-name="P2"><text:span text:style-name="T1">probabilité d'avoir 1 : n</text:span></text:p>
      <text:p text:style-name="P2"><text:span text:style-name="T1">probabilité d'avoir 2 : </text:span><text:span text:style-name="T16">(1-</text:span><text:span text:style-name="T1">n</text:span><text:span text:style-name="T16">)</text:span><text:span text:style-name="T1">*n</text:span></text:p>
      <text:p text:style-name="P19">probabilité d'avoir 3 : (1-(1-<text:span text:style-name="T22">n</text:span>)<text:span text:style-name="T22">*n</text:span>)*n</text:p>
      <text:p text:style-name="P19">etc...</text:p>
      <text:p text:style-name="P3"><text:span text:style-name="T1"/></text:p>
      <text:p text:style-name="P3"><text:soft-page-break/><text:span text:style-name="T1">0,5 et le meilleur paramètre pour distribution afin d'avoir une répartition plus équilibrée des probabilités de tomber sur chaque indice.</text:span></text:p>
      <text:p text:style-name="P3"><text:span text:style-name="T1">Cette fonction m'a permis de séléctionner un indice d'une liste de manière aléatoire avec plus de chance de tomber sur </text:span><text:span text:style-name="T17">les premiers indices, ou que le pourcentage de chances de mutation ne représente pas juste la probabilité qu'une mutation se produise mais plusieurs (jusqu'à un maximum)</text:span></text:p>
      <text:p text:style-name="P3"><text:span text:style-name="T17"/></text:p>
      <text:p text:style-name="P15"><text:span text:style-name="T1">Fonction de coût/score</text:span></text:p>
      <text:p text:style-name="P4"><text:span text:style-name="T1">La fonction de coût utilisée ressemble beaucoup à celle fournie, à la différence que le calcul du coût était </text:span><text:span text:style-name="T18">donné à faire.</text:span></text:p>
      <text:p text:style-name="P4"><text:span text:style-name="T18"/></text:p>
      <text:p text:style-name="P5"><text:span text:style-name="T1">La premiere stratégie a été de simplement compter le nombre de pixels composés d'un mélange de vert et de rouge : ce sont les pixels des rectangles qui ont été dessinés sur le glyphe</text:span><text:span text:style-name="T19">, malheureusement si le score correspond uniquement à cette valeur, la solution la plus simple est de recouvrir toute la zone de dessin, quand un individu a un énorme rectangle qui recouvre tout le glyphe, les générations suivantes vont garder ce rectangle seulement.</text:span></text:p>
      <text:p text:style-name="P5"><text:span text:style-name="T19"/></text:p>
      <text:p text:style-name="P5"><text:span text:style-name="T19"/></text:p>
      <text:p text:style-name="P5"><draw:frame draw:style-name="fr3" draw:name="Image1" text:anchor-type="paragraph" svg:x="3.328cm" svg:y="0.277cm" svg:width="10.61cm" svg:height="1.058cm" draw:z-index="0"><draw:image xlink:href="Pictures/10000000000001910000002809E1A33661FF8799.png" xlink:type="simple" xlink:show="embed" xlink:actuate="onLoad" loext:mime-type="image/png"/></draw:frame><text:span text:style-name="T19"/></text:p>
      <text:p text:style-name="P7"><text:span text:style-name="T19"><text:tab/></text:span><text:span text:style-name="T1"><text:tab/><text:tab/></text:span></text:p>
      <text:p text:style-name="P7"><text:span text:style-name="T20">générations successives avec fonction de coût naïve</text:span></text:p>
      <text:p text:style-name="P6"><text:span text:style-name="T20"/></text:p>
      <text:p text:style-name="P8"><text:span text:style-name="T1">La deuxieme stratégie a été de compter négativement les pixels de l'individu en dehors du glyphe, donc les pixels verts uniquement, mais cette approche pose aussi probleme : les individus vont essayer de prendre le moins de risque et on se retrouve avec des individus dépourvus de rectangles</text:span></text:p>
      <text:p text:style-name="P7"><draw:frame draw:style-name="fr2" draw:name="Image2" text:anchor-type="paragraph" svg:x="0.721cm" svg:y="0.492cm" svg:width="16.933cm" svg:height="1.152cm" draw:z-index="1"><draw:image xlink:href="Pictures/10000000000002800000002B442FE7B5457C63D5.png" xlink:type="simple" xlink:show="embed" xlink:actuate="onLoad" loext:mime-type="image/png"/></draw:frame><text:span text:style-name="T20">générations successives avec la deuxième fonction de coût</text:span></text:p>
      <text:p text:style-name="P8"><text:span text:style-name="T1"/></text:p>
      <text:p text:style-name="P8"><text:span text:style-name="T1">La troisième approche a été de compter négativement en plus du reste, les pixels du glyphe non recouverts, cette approche est la meilleure que j'ai trouvé jusqu'à présent</text:span><text:span text:style-name="T21">.</text:span></text:p>
      <text:p text:style-name="P8"><text:span text:style-name="T21"/></text:p>
      <text:p text:style-name="P8"><text:span text:style-name="T21"/></text:p>
      <text:p text:style-name="P8"><text:span text:style-name="T21"/></text:p>
      <text:p text:style-name="P8"><draw:frame draw:style-name="fr1" draw:name="Image3" text:anchor-type="paragraph" svg:x="0.198cm" svg:y="0.101cm" svg:width="17cm" svg:height="1.842cm" draw:z-index="2"><draw:image xlink:href="Pictures/100000000000045C0000007C0C58D8359FFE64B8.png" xlink:type="simple" xlink:show="embed" xlink:actuate="onLoad" loext:mime-type="image/png"/></draw:frame><text:soft-page-break/><text:span text:style-name="T21"/></text:p>
      <text:p text:style-name="P9"><text:span text:style-name="T1"/></text:p>
      <text:p text:style-name="P9"><text:span text:style-name="T1"/></text:p>
      <text:p text:style-name="P9"><text:span text:style-name="T1">générations avec la dernière fonction de coût</text:span></text:p>
      <text:p text:style-name="P9"><text:span text:style-name="T1"/></text:p>
      <text:p text:style-name="P21">Autres problèmes rencontrés</text:p>
      <text:p text:style-name="P24"><text:span text:style-name="T12">Ce qui m'a le plus posé problème était la disparition des gènes, les individus avaient tendance et ce peut importe la fonction de coût, à perdre des gènes, j'ai finalement trouvé la solution : dans ma fonction de fusion de deux individu, on prend 50% des gènes des deux côtés, or la division étant entiere, on se retrouve de temps en temps à perdre un gène, et de manière statistique le nombre de gènes par individus diminue au fur et à mesure.</text:span></text:p>
      <text:p text:style-name="P24"><text:span text:style-name="T12"/></text:p>
      <text:p text:style-name="P28"><text:span text:style-name="T8">J'ai donc rajouté un gène en plus d'un des deux parents quand ils avaient un nombre de gènes impair.</text:span></text:p>
      <text:p text:style-name="P28"><text:span text:style-name="T8"/></text:p>
      <text:p text:style-name="P28"><text:span text:style-name="T8"/></text:p>
      <text:p text:style-name="P28"><text:span text:style-name="T8"/></text:p>
      <text:p text:style-name="P16"><text:span text:style-name="T1">Conclusion</text:span></text:p>
      <text:p text:style-name="P29"><text:span text:style-name="T1">Je ne suis pas allé très loin sur l'aspect génétique du projet car ce n'était pas demandé, mais j'ai pu remarquer que presque tout repose sur la fonction de coût, il faut tout faire pour éviter que les individus essaient de "triche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dobe Fan Heiti Std B" svg:font-family="'Adobe Fan Heiti Std B'"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Noto Sans Cond" svg:font-family="'Noto Sans Con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13T12:30:34.933000000</meta:creation-date>
    <dc:date>2020-12-13T16:51:18.446000000</dc:date>
    <meta:editing-duration>PT56M39S</meta:editing-duration>
    <meta:editing-cycles>3</meta:editing-cycles>
    <meta:generator>LibreOffice/6.3.3.2$Windows_X86_64 LibreOffice_project/a64200df03143b798afd1ec74a12ab50359878ed</meta:generator>
    <meta:document-statistic meta:table-count="0" meta:image-count="3" meta:object-count="0" meta:page-count="4" meta:paragraph-count="44" meta:word-count="873" meta:character-count="5341" meta:non-whitespace-character-count="4484"/>
  </office:meta>
</office:document-meta>
</file>